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ertainly, let's proceed step-by-step.<text:line-break/><text:line-break/>### Step 1: Risk-Based Pricing Model<text:line-break/><text:line-break/>The goal of a risk-based pricing model is to set an interest rate for a loan that appropriately compensates the lender for the risks taken. The rate should cover:<text:line-break/><text:line-break/>1. **Risk Costs (Expected Credit Loss)**: This represents the anticipated loss from the loan due to borrower defaults. It's a function of loan amount, probability of default, loss given default, and loan term.<text:line-break/> <text:s text:c="2"/><text:line-break/>2. **Margin**: This is the profit component, ensuring the lender is adequately compensated for its services and achieves its return objectives.<text:line-break/><text:line-break/>3. **Funding Costs**: Representing the costs the lender incurs to secure the funds that are lent out. For a bank, this might be the interest it pays on deposits or on interbank loans.<text:line-break/><text:line-break/>4. **Operational Costs**: Costs associated with the origination, maintenance, and servicing of the loan throughout its term.<text:line-break/><text:line-break/>Given these components, the formula for the risk-based pricing rate \( R \) is:<text:line-break/><text:line-break/>\[ R = Risk Costs + Margin + Funding Costs + Operational Costs \]<text:line-break/><text:line-break/>Given our previous discussion:<text:line-break/><text:line-break/>1. **Risk Costs (Expected Credit Loss)**:<text:line-break/>\[ ECL = PD \times LGD \times \left( \frac{L \times T - L \times \frac{T(T+1)}{2T}}{T} \right) \]<text:line-break/><text:line-break/>2. **Margin**:<text:line-break/>To be derived later using RARORAC.<text:line-break/><text:line-break/>3. **Funding Costs**: <text:line-break/>Let's denote this as \( C \) (constant per annum for the entire loan term due to hedging).<text:line-break/><text:line-break/>4. **Operational Costs**: <text:line-break/>Can be denoted as \( OC \). This can be a fixed value or a percentage of the loan amount.<text:line-break/><text:line-break/>Combining these, the rate \( R \) is:<text:line-break/><text:line-break/>\[ R = ECL + Margin + C + OC \]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line-break/><text:soft-page-break/>Now, let's implement this in Python:<text:line-break/><text:line-break/>Note: The `Margin` parameter in this function is a placeholder, and its calculation using RARORAC will be detailed in the next steps.</text:p>
      <text:p text:style-name="Standard"><text:line-break/>```python</text:p>
      <text:p text:style-name="Standard"><text:line-break/>def risk_based_pricing_rate(PD: float, LGD: float, L: float, T: int, C: float, OC: float, Margin: float) -&gt; float:<text:line-break/> <text:s text:c="3"/>"""<text:line-break/> <text:s text:c="3"/>Calculate the risk-based pricing rate for a loan.<text:line-break/> <text:s text:c="3"/><text:line-break/> <text:s text:c="3"/>Arguments:<text:line-break/> <text:s text:c="3"/>PD (float) <text:s text:c="5"/>: Probability of Default for the borrower.<text:line-break/> <text:s text:c="3"/>LGD (float) <text:s text:c="4"/>: Loss Given Default, represents the portion of the loan that will be lost if a default occurs.<text:line-break/> <text:s text:c="3"/>L (float) <text:s text:c="6"/>: Loan amount.<text:line-break/> <text:s text:c="3"/>T (int) <text:s text:c="8"/>: Loan term in months.<text:line-break/> <text:s text:c="3"/>C (float) <text:s text:c="6"/>: Funding cost, the cost the bank incurs to secure the funds lent out (per annum).<text:line-break/> <text:s text:c="3"/>OC (float) <text:s text:c="5"/>: Operational cost associated with the origination, maintenance, and servicing of the loan (per annum).<text:line-break/> <text:s text:c="3"/>Margin (float) <text:s/>: Profit component to ensure the lender is compensated for its services.<text:line-break/> <text:s text:c="3"/><text:line-break/> <text:s text:c="3"/>Returns:<text:line-break/> <text:s text:c="3"/>R (float) <text:s text:c="6"/>: The interest rate set for the loan to cover risk, funding and operational costs, as well as the desired margin.<text:line-break/> <text:s text:c="3"/>"""<text:line-break/> <text:s text:c="3"/><text:line-break/> <text:s text:c="3"/>ECL = PD * LGD * (L * T - L * (T*(T+1))/(2*T)) / T<text:line-break/> <text:s text:c="3"/>R = ECL + Margin + C + OC<text:line-break/> <text:s text:c="3"/>return R<text:line-break/><text:line-break/># Testing Facility:<text:line-break/>if __name__ == "__main__":<text:line-break/> <text:s text:c="3"/># Sample test values<text:line-break/> <text:s text:c="3"/>PD = 0.03 <text:s text:c="2"/># 3% probability of default<text:line-break/> <text:s text:c="3"/>LGD = 0.5 <text:s/># 50% loss given default<text:line-break/> <text:s text:c="3"/>L = 10000 <text:s/># Loan amount of 10,000 EUR<text:line-break/> <text:s text:c="3"/>T = 60 <text:s text:c="4"/># Loan term of 60 months (5 years)<text:line-break/> <text:s text:c="3"/>C = 0.02 <text:s text:c="2"/># 2% funding cost per annum<text:line-break/> <text:s text:c="3"/>OC = 0.01 <text:s/># 1% operational cost per annum<text:line-break/> <text:s text:c="3"/>Margin = 0.03 <text:s/># 3% margin for profit<text:line-break/> <text:s text:c="3"/><text:line-break/> <text:s text:c="3"/># Calculate and print the risk-based pricing rate<text:line-break/> <text:s text:c="3"/>R = risk_based_pricing_rate(PD, LGD, L, T, C, OC, Margin)<text:line-break/> <text:s text:c="3"/>print(f"The risk-based pricing rate for the loan is: {R:.2%}")<text:line-break/><text:line-break/>```<text:line-break/></text:p>
      <text:p text:style-name="Standard"/>
      <text:p text:style-name="Standard"/>
      <text:p text:style-name="Standard"/>
      <text:p text:style-name="Text_20_body"><text:soft-page-break/>The <text:span text:style-name="Strong_20_Emphasis">Capital Adequacy Ratio (CAR)</text:span> is a measure used by banks to determine the adequacy of their capital keeping in view their risk exposures. It represents the proportion of a bank's capital to its risk-weighted assets. This ratio ensures that banks have enough capital on reserve to absorb a reasonable amount of loss before becoming insolvent.</text:p>
      <text:p text:style-name="Text_20_body">Regulatory bodies, such as the Basel Committee on Banking Supervision, set minimum CAR standards to ensure that banks can absorb a reasonable amount of loss. For instance, under the Basel III standards, the minimum CAR is set at 8%, though individual countries' banking regulators may require higher levels.</text:p>
      <text:p text:style-name="Text_20_body">However, while there is a regulatory minimum, individual banks often set a higher internal CAR based on their risk appetite, strategic objectives, and market conditions. This internal CAR is indeed a strategic choice by the bank. Banks often maintain a CAR above the regulatory minimum to ensure a buffer against unforeseen losses and to convey financial robustness to investors and customer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0-25T22:34:17.21</meta:creation-date>
    <dc:date>2023-10-25T23:00:02.84</dc:date>
    <meta:editing-duration>PT25M45S</meta:editing-duration>
    <meta:editing-cycles>3</meta:editing-cycles>
    <meta:generator>OpenOffice/4.1.12$Win32 OpenOffice.org_project/4112m1$Build-9809</meta:generator>
    <meta:document-statistic meta:table-count="0" meta:image-count="0" meta:object-count="0" meta:page-count="3" meta:paragraph-count="7" meta:word-count="731" meta:character-count="4427"/>
  </office:meta>
</office:document-meta>
</file>